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ListParagraph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ListParagraph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ListParagraph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ListParagraph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ListParagraph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ListParagraph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ListParagraph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ListParagraph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ListParagraph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ListParagraph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ListParagraph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ListParagraph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ListParagraph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ListParagraph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ListParagraph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ListParagraph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ListParagraph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ListParagraph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ListParagraph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ListParagraph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ListParagraph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ListParagraph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ListParagraph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ListParagraph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ListParagraph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TableColumn56" style:family="table-column">
      <style:table-column-properties style:column-width="0.6861in"/>
    </style:style>
    <style:style style:name="TableColumn57" style:family="table-column">
      <style:table-column-properties style:column-width="5.575in"/>
    </style:style>
    <style:style style:name="Table55" style:family="table">
      <style:table-properties style:width="6.2611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-top="0.0069in solid #A5A5A5" fo:border-left="0.0069in solid #A5A5A5" fo:border-bottom="0.0069in solid #A5A5A5" fo:border-right="none" fo:background-color="#A5A5A5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1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63" style:family="table-row">
      <style:table-row-properties/>
    </style:style>
    <style:style style:name="TableCell6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ableRow69" style:family="table-row">
      <style:table-row-properties/>
    </style:style>
    <style:style style:name="TableCell70" style:family="table-cell">
      <style:table-cell-properties fo:border="0.0069in solid #C9C9C9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2" style:family="table-cell">
      <style:table-cell-properties fo:border="0.0069in solid #C9C9C9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Row79" style:family="table-row">
      <style:table-row-properties/>
    </style:style>
    <style:style style:name="TableCell80" style:family="table-cell">
      <style:table-cell-properties fo:border="0.0069in solid #C9C9C9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2" style:family="table-cell">
      <style:table-cell-properties fo:border="0.0069in solid #C9C9C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C9C9C9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2" style:family="table-cell">
      <style:table-cell-properties fo:border="0.0069in solid #C9C9C9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olumn100" style:family="table-column">
      <style:table-column-properties style:column-width="0.6861in"/>
    </style:style>
    <style:style style:name="TableColumn101" style:family="table-column">
      <style:table-column-properties style:column-width="5.575in"/>
    </style:style>
    <style:style style:name="Table99" style:family="table">
      <style:table-properties style:width="6.2611in" fo:margin-left="0in" table:align="left"/>
    </style:style>
    <style:style style:name="TableRow102" style:family="table-row">
      <style:table-row-properties/>
    </style:style>
    <style:style style:name="TableCell103" style:family="table-cell">
      <style:table-cell-properties fo:border-top="0.0069in solid #A5A5A5" fo:border-left="0.0069in solid #A5A5A5" fo:border-bottom="0.0069in solid #A5A5A5" fo:border-right="none" fo:background-color="#A5A5A5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05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07" style:family="table-row">
      <style:table-row-properties/>
    </style:style>
    <style:style style:name="TableCell108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Row112" style:family="table-row">
      <style:table-row-properties/>
    </style:style>
    <style:style style:name="TableCell113" style:family="table-cell">
      <style:table-cell-properties fo:border="0.0069in solid #C9C9C9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5" style:family="table-cell">
      <style:table-cell-properties fo:border="0.0069in solid #C9C9C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Row117" style:family="table-row">
      <style:table-row-properties/>
    </style:style>
    <style:style style:name="TableCell118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Row122" style:family="table-row">
      <style:table-row-properties/>
    </style:style>
    <style:style style:name="TableCell123" style:family="table-cell">
      <style:table-cell-properties fo:border="0.0069in solid #C9C9C9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5" style:family="table-cell">
      <style:table-cell-properties fo:border="0.0069in solid #C9C9C9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Row127" style:family="table-row">
      <style:table-row-properties/>
    </style:style>
    <style:style style:name="TableCell128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Row132" style:family="table-row">
      <style:table-row-properties/>
    </style:style>
    <style:style style:name="TableCell133" style:family="table-cell">
      <style:table-cell-properties fo:border="0.0069in solid #C9C9C9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5" style:family="table-cell">
      <style:table-cell-properties fo:border="0.0069in solid #C9C9C9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Row137" style:family="table-row">
      <style:table-row-properties/>
    </style:style>
    <style:style style:name="TableCell138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escription of JSON Configuration Parameters of the Extension Boards</text:p>
      <text:h text:style-name="Heading1" text:outline-level="1">Root Items</text:h>
      <text:list text:style-name="LFO1" text:continue-numbering="true">
        <text:list-item>
          <text:p text:style-name="P2"><text:span text:style-name="T3">NAME</text:span>: Name of the extension board</text:p>
        </text:list-item>
        <text:list-item>
          <text:p text:style-name="P4"><text:span text:style-name="T5">DESC</text:span>: Description for extension board</text:p>
        </text:list-item>
        <text:list-item>
          <text:p text:style-name="P6"><text:span text:style-name="T7">VER</text:span>: Version of the extension board</text:p>
        </text:list-item>
        <text:list-item>
          <text:p text:style-name="P8"><text:span text:style-name="T9">PD</text:span>: Production date of the extension board</text:p>
        </text:list-item>
        <text:list-item>
          <text:p text:style-name="P10"><text:span text:style-name="T11">PRMS:</text:span><text:s/>List of parameters supported by the board</text:p>
          <text:list text:continue-numbering="true">
            <text:list-item>
              <text:p text:style-name="P12"><text:span text:style-name="T13">NAME</text:span>: Name of the parameter, e.g., “Current limit”</text:p>
            </text:list-item>
            <text:list-item>
              <text:p text:style-name="P14"><text:span text:style-name="T15">VLIST</text:span>: List of the selectable parameter values, e.g., ["0.5A","1A","2A","3A","5A"]</text:p>
            </text:list-item>
          </text:list>
        </text:list-item>
        <text:list-item>
          <text:p text:style-name="P16"><text:span text:style-name="T17">PROPS</text:span>: List of properties of the board</text:p>
          <text:list text:continue-numbering="true">
            <text:list-item>
              <text:p text:style-name="P18"><text:span text:style-name="T19">NAME</text:span>: Name of the parameter, e.g., “Maximum output current”</text:p>
            </text:list-item>
            <text:list-item>
              <text:p text:style-name="P20"><text:span text:style-name="T21">VAL</text:span>: Value of the parameter, e.g., “3A”</text:p>
            </text:list-item>
          </text:list>
        </text:list-item>
        <text:list-item>
          <text:p text:style-name="P22"><text:span text:style-name="T23">PINS</text:span>: List of board pins</text:p>
          <text:list text:continue-numbering="true">
            <text:list-item>
              <text:p text:style-name="P24"><text:span text:style-name="T25">NAME</text:span>: Name of the pin</text:p>
            </text:list-item>
            <text:list-item>
              <text:p text:style-name="P26"><text:span text:style-name="T27">NUM</text:span>: Number of the pin (1 .. 12)</text:p>
            </text:list-item>
            <text:list-item>
              <text:p text:style-name="P28"><text:span text:style-name="T29">FIDX</text:span>: Reference to function (index of the FUNCS array)</text:p>
            </text:list-item>
          </text:list>
        </text:list-item>
        <text:list-item>
          <text:p text:style-name="P30"><text:span text:style-name="T31">FUNCS</text:span>: List of board functions</text:p>
        </text:list-item>
      </text:list>
      <text:list text:style-name="LFO2" text:continue-numbering="true">
        <text:list-item>
          <text:p text:style-name="P32"><text:span text:style-name="T33">NAME</text:span>: Function name</text:p>
        </text:list-item>
        <text:list-item>
          <text:p text:style-name="P34"><text:span text:style-name="T35">DESC</text:span>: Function description</text:p>
        </text:list-item>
        <text:list-item>
          <text:p text:style-name="P36"><text:span text:style-name="T37">TYPE</text:span>: Peripheral identifier of this function, see “Table of board functions”. The value of this object is the ‘Type ID’ from the table.</text:p>
        </text:list-item>
        <text:list-item>
          <text:p text:style-name="P38"><text:span text:style-name="T39">GPIOS</text:span>: List of Tasmota I/O channels used by the function</text:p>
          <text:list text:continue-numbering="true">
            <text:list-item>
              <text:p text:style-name="P40"><text:span text:style-name="T41">CHID</text:span>: Channel ID (0..5). It will be mapped to the real GPIOx of Tasmota GPIO configuration.</text:p>
            </text:list-item>
            <text:list-item>
              <text:p text:style-name="P42"><text:span text:style-name="T43">OPT</text:span>: Identifier of the GPIO option. It will be mapped to Tasmota GPIO option. See “Table of GPIO options”.</text:p>
            </text:list-item>
          </text:list>
        </text:list-item>
        <text:list-item>
          <text:p text:style-name="P44"><text:span text:style-name="T45">PRMS:<text:s/></text:span>List of<text:span text:style-name="T46"><text:s/></text:span>parameter references and actual values<text:s/></text:p>
          <text:list text:continue-numbering="true">
            <text:list-item>
              <text:p text:style-name="P47"><text:span text:style-name="T48">PIDX:<text:s/></text:span>Reference to the parameter (index of the PRMS array)</text:p>
            </text:list-item>
            <text:list-item>
              <text:p text:style-name="P49"><text:span text:style-name="T50">ACT</text:span><text:span text:style-name="T51">IDX</text:span><text:span text:style-name="T52">:</text:span><text:s/>Index to point the actual value</text:p>
            </text:list-item>
          </text:list>
        </text:list-item>
        <text:list-item>
          <text:p text:style-name="P53"><text:span text:style-name="T54">PROPS</text:span>: List of properties (indexes of the PROPS array)</text:p>
        </text:list-item>
      </text:list>
      <text:p text:style-name="Normal">Table of board functions: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Type ID</text:p>
          </table:table-cell>
          <table:table-cell table:style-name="TableCell61">
            <text:p text:style-name="P62">Name</text:p>
          </table:table-cell>
        </table:table-row>
        <table:table-row table:style-name="TableRow63">
          <table:table-cell table:style-name="TableCell64">
            <text:p text:style-name="P65">1</text:p>
          </table:table-cell>
          <table:table-cell table:style-name="TableCell66">
            <text:p text:style-name="P67">Digital<text:span text:style-name="T68"><text:s/></text:span>output</text:p>
          </table:table-cell>
        </table:table-row>
        <table:table-row table:style-name="TableRow69">
          <table:table-cell table:style-name="TableCell70">
            <text:p text:style-name="P71">2</text:p>
          </table:table-cell>
          <table:table-cell table:style-name="TableCell72">
            <text:p text:style-name="P73">Digital input</text:p>
          </table:table-cell>
        </table:table-row>
        <table:table-row table:style-name="TableRow74">
          <table:table-cell table:style-name="TableCell75">
            <text:p text:style-name="P76">3</text:p>
          </table:table-cell>
          <table:table-cell table:style-name="TableCell77">
            <text:p text:style-name="P78">Analog input</text:p>
          </table:table-cell>
        </table:table-row>
        <table:table-row table:style-name="TableRow79">
          <table:table-cell table:style-name="TableCell80">
            <text:p text:style-name="P81">4</text:p>
          </table:table-cell>
          <table:table-cell table:style-name="TableCell82">
            <text:p text:style-name="P83">Analog output</text:p>
          </table:table-cell>
        </table:table-row>
        <table:table-row table:style-name="TableRow84">
          <table:table-cell table:style-name="TableCell85">
            <text:p text:style-name="P86">5</text:p>
          </table:table-cell>
          <table:table-cell table:style-name="TableCell87">
            <text:p text:style-name="P88">PWM output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Normal"/>
      <text:p text:style-name="Normal">Table of GPIO options:</text:p>
      <table:table table:style-name="Table99">
        <table:table-columns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Type ID</text:p>
          </table:table-cell>
          <table:table-cell table:style-name="TableCell105">
            <text:p text:style-name="P106">Name</text:p>
          </table:table-cell>
        </table:table-row>
        <text:soft-page-break/>
        <table:table-row table:style-name="TableRow107">
          <table:table-cell table:style-name="TableCell108">
            <text:p text:style-name="P109">1</text:p>
          </table:table-cell>
          <table:table-cell table:style-name="TableCell110">
            <text:p text:style-name="P111">Relay</text:p>
          </table:table-cell>
        </table:table-row>
        <table:table-row table:style-name="TableRow112">
          <table:table-cell table:style-name="TableCell113">
            <text:p text:style-name="P114">2</text:p>
          </table:table-cell>
          <table:table-cell table:style-name="TableCell115">
            <text:p text:style-name="P116">Relay_b</text:p>
          </table:table-cell>
        </table:table-row>
        <table:table-row table:style-name="TableRow117">
          <table:table-cell table:style-name="TableCell118">
            <text:p text:style-name="P119">3</text:p>
          </table:table-cell>
          <table:table-cell table:style-name="TableCell120">
            <text:p text:style-name="P121">PWM</text:p>
          </table:table-cell>
        </table:table-row>
        <table:table-row table:style-name="TableRow122">
          <table:table-cell table:style-name="TableCell123">
            <text:p text:style-name="P124">4</text:p>
          </table:table-cell>
          <table:table-cell table:style-name="TableCell125">
            <text:p text:style-name="P126">Input</text:p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</table:table>
      <text:h text:style-name="Heading1" text:outline-level="1">Examples</text:h>
      <text:p text:style-name="Normal"><draw:frame draw:z-index="251658240" draw:id="id0" draw:style-name="a0" draw:name="Object 5" text:anchor-type="as-char" svg:x="0in" svg:y="0in" svg:width="6.27083in" svg:height="5.1875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oltán Teveli</meta:initial-creator>
    <dc:creator>Zoltán Teveli</dc:creator>
    <meta:creation-date>2023-05-06T18:11:00Z</meta:creation-date>
    <dc:date>2024-05-01T20:12:00Z</dc:date>
    <meta:template xlink:href="Normal" xlink:type="simple"/>
    <meta:editing-cycles>77</meta:editing-cycles>
    <meta:editing-duration>PT197520S</meta:editing-duration>
    <meta:document-statistic meta:page-count="2" meta:paragraph-count="3" meta:word-count="242" meta:character-count="1619" meta:row-count="11" meta:non-whitespace-character-count="1380"/>
  </office:meta>
</office:document-meta>
</file>

<file path=Object 1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Courier New" style:font-name-complex="Courier New"/>
    </style:style>
    <style:style style:name="P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/>
      <text:p text:style-name="P2">{</text:p>
      <text:p text:style-name="P3"><text:s text:c="2"/>"NAME":"2 Relays board",</text:p>
      <text:p text:style-name="P4"><text:s text:c="2"/>"DESC":"Two Songle AC(10A 250V) Relays with optical isolation",</text:p>
      <text:p text:style-name="P5"><text:s text:c="2"/>"VER":"1.1",</text:p>
      <text:p text:style-name="P6"><text:s text:c="2"/>"PD":"2023.05.10",</text:p>
      <text:p text:style-name="P7"><text:s text:c="2"/>"IOCH":</text:p>
      <text:p text:style-name="P8"><text:s text:c="2"/>[</text:p>
      <text:p text:style-name="P9"><text:s text:c="4"/>{</text:p>
      <text:p text:style-name="P10"><text:s text:c="6"/>"NAME":"Relay 1",</text:p>
      <text:p text:style-name="P11"><text:s text:c="6"/>"DESC":"Two way non-latching relay",</text:p>
      <text:p text:style-name="P12"><text:s text:c="6"/>"POS":0,</text:p>
      <text:p text:style-name="P13"><text:s text:c="6"/>"TYPE":2,</text:p>
      <text:p text:style-name="P14"><text:s text:c="6"/>"PROPS":</text:p>
      <text:p text:style-name="P15"><text:s text:c="8"/>{</text:p>
      <text:p text:style-name="P16"><text:s text:c="10"/>"Maximum output current":"3A"</text:p>
      <text:p text:style-name="P17"><text:s text:c="8"/>}</text:p>
      <text:p text:style-name="P18"><text:s text:c="4"/>},</text:p>
      <text:p text:style-name="P19"><text:s text:c="4"/>{</text:p>
      <text:p text:style-name="P20"><text:s text:c="6"/>"NAME":"Relay 2",</text:p>
      <text:p text:style-name="P21"><text:s text:c="6"/>"DESC":"Two way non-latching relay",</text:p>
      <text:p text:style-name="P22"><text:s text:c="6"/>"POS":1,</text:p>
      <text:p text:style-name="P23"><text:s text:c="6"/>"TYPE":2,</text:p>
      <text:p text:style-name="P24"><text:s text:c="6"/>"PROPS":</text:p>
      <text:p text:style-name="P25"><text:s text:c="8"/>{</text:p>
      <text:p text:style-name="P26"><text:s text:c="10"/>"Maximum output current":"3A"</text:p>
      <text:p text:style-name="P27"><text:s text:c="8"/>}</text:p>
      <text:p text:style-name="P28"><text:s text:c="4"/>}</text:p>
      <text:p text:style-name="P29"><text:s text:c="2"/>]</text:p>
      <text:p text:style-name="P30"><text:span text:style-name="T31">}</text:span></text:p>
    </office:text>
  </office:body>
</office:document-content>
</file>

<file path=Object 1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